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LangeStriche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="Arrow" draw:marker-end-width="0.275cm" draw:fill="none" draw:textarea-horizontal-align="center" draw:textarea-vertical-align="middle" draw:auto-grow-height="false" fo:min-height="0.749cm" fo:min-width="0.499cm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cm" svg:height="2.9cm" svg:x="10.4cm" svg:y="8.55cm">
          <text:p text:style-name="P1">sample<text:line-break/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4.95cm" svg:height="2.9cm" svg:x="10.413cm" svg:y="2.532cm">
          <text:p text:style-name="P1">process</text:p>
          <text:p text:style-name="P1">game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cm" svg:height="2.9cm" svg:x="0cm" svg:y="2.487cm">
          <text:p text:style-name="P1">render<text:line-break/>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9cm" svg:y1="8.55cm" svg:x2="12.888cm" svg:y2="5.432cm" draw:start-shape="id1" draw:start-glue-point="0" draw:end-shape="id2" draw:end-glue-point="2" svg:d="m12900 8550-12-3118" svg:viewBox="0 0 13 3119">
          <text:p/>
        </draw:connector>
        <draw:connector draw:style-name="gr2" draw:text-style-name="P1" draw:layer="layout" draw:type="line" svg:x1="10.413cm" svg:y1="3.982cm" svg:x2="5cm" svg:y2="3.937cm" draw:start-shape="id2" draw:start-glue-point="3" draw:end-shape="id3" draw:end-glue-point="1" svg:d="m10413 3982-5413-45" svg:viewBox="0 0 5414 46">
          <text:p/>
        </draw:connector>
        <draw:frame draw:style-name="gr3" draw:text-style-name="P1" xml:id="id4" draw:id="id4" draw:layer="layout" svg:width="2.551cm" svg:height="1.673cm" svg:x="1.25cm" svg:y="9.2cm">
          <draw:text-box>
            <text:p text:style-name="P1">Human</text:p>
            <text:p text:style-name="P1">player</text:p>
          </draw:text-box>
        </draw:frame>
        <draw:connector draw:style-name="gr4" draw:text-style-name="P1" draw:layer="layout" draw:type="line" svg:x1="3.801cm" svg:y1="10.036cm" svg:x2="10.4cm" svg:y2="10cm" draw:start-shape="id4" draw:start-glue-point="1" draw:end-shape="id1" draw:end-glue-point="3" svg:d="m3801 10036 6599-36" svg:viewBox="0 0 6600 37">
          <text:p/>
        </draw:connector>
        <draw:connector draw:style-name="gr4" draw:text-style-name="P1" draw:layer="layout" draw:type="line" svg:x1="2.5cm" svg:y1="5.387cm" svg:x2="2.525cm" svg:y2="9.2cm" draw:start-shape="id3" draw:start-glue-point="2" draw:end-shape="id4" draw:end-glue-point="0" svg:d="m2500 5387 25 3813" svg:viewBox="0 0 26 3814">
          <text:p/>
        </draw:connector>
        <draw:frame draw:style-name="gr3" draw:text-style-name="P1" draw:layer="layout" svg:width="3.609cm" svg:height="1.673cm" svg:x="9.35cm" svg:y="6.1cm">
          <draw:text-box>
            <text:p text:style-name="P1">player</text:p>
            <text:p text:style-name="P1">commands</text:p>
          </draw:text-box>
        </draw:frame>
        <draw:frame draw:style-name="gr3" draw:text-style-name="P1" draw:layer="layout" svg:width="3.148cm" svg:height="1.673cm" svg:x="6.051cm" svg:y="2.201cm">
          <draw:text-box>
            <text:p text:style-name="P1">scene</text:p>
            <text:p text:style-name="P1">geometry</text:p>
          </draw:text-box>
        </draw:frame>
        <draw:path draw:style-name="gr5" draw:text-style-name="P1" draw:layer="layout" svg:width="2cm" svg:height="2cm" draw:transform="rotate (-3.14159265358979) translate (3.441cm 2.811cm)" svg:viewBox="0 0 2001 2001" svg:d="m1716 301 33 37 33 38 30 40 28 41 26 42 24 44 22 44 19 46 17 47 15 48 12 48 10 49 8 49 5 49 3 50v50l-3 50-4 49-8 49-9 49-12 48-15 48-17 47-19 46-21 45-24 44-26 42-28 41-30 40-31 38-34 37-36 35-37 33-39 31-40 30-42 27-42 25-45 23-45 21-46 18-47 16-48 14-49 11-49 9-49 6-50 4-49 2-50-1-50-3-49-6-49-9-49-10-48-14-47-15-47-18-45-20-45-23-43-24-42-27-40-29-40-31-37-32-36-35-34-36-32-38-31-39-28-41-26-43-24-43-22-45-20-46-17-46-15-48-13-48-10-49-8-49-6-49-2-50-1-50 2-49 5-50 7-49 9-49 12-49 14-47 17-47 19-46 21-45 23-44 26-43 28-41 29-40 32-39 34-36m1722 1691v0m-2001-2001v0">
          <text:p/>
        </draw:path>
        <draw:path draw:style-name="gr5" draw:text-style-name="P1" draw:layer="layout" svg:width="2.034cm" svg:height="1.982cm" draw:transform="rotate (-3.14159265358979) translate (14.109cm 2.786cm)" svg:viewBox="0 0 2035 1983" svg:d="m1721 271 34 37 33 37 31 40 29 40 26 42 25 43 23 44 20 46 17 46 16 48 13 48 11 49 9 48 6 49 4 50v50l-2 50-3 49-7 50-8 49-11 48-15 48-16 47-18 47-20 45-23 44-26 43-27 41-29 41-31 38-33 38-35 36-37 33-38 32-40 31-41 27-42 26-44 24-45 22-46 18-46 17-48 15-49 12-49 10-49 7-50 4-49 3h-50l-50-2-49-5-49-8-49-9-48-14-48-14-47-17-45-19-46-22-43-24-42-26-41-28-40-31-38-31-37-34-34-36-33-37-32-39-28-40-27-43-25-42-22-45-21-45-18-46-16-48-14-48-11-48-8-49-7-49-3-50-2-50 1-49 4-50 6-49 9-50 11-49 13-47 16-47 18-47 21-45 22-44 25-44 27-41 29-41 31-39 33-37m1751 1661v0m-2035-1966v0">
          <text:p/>
        </draw:path>
        <draw:frame draw:style-name="gr3" draw:text-style-name="P1" draw:layer="layout" svg:width="2.547cm" svg:height="0.962cm" svg:x="11.751cm" svg:y="-0.099cm">
          <draw:text-box>
            <text:p text:style-name="P1">tickrate</text:p>
          </draw:text-box>
        </draw:frame>
        <draw:frame draw:style-name="gr3" draw:text-style-name="P1" draw:layer="layout" svg:width="3.22cm" svg:height="0.962cm" svg:x="0.802cm" svg:y="-0.062cm">
          <draw:text-box>
            <text:p text:style-name="P1">framerate</text:p>
          </draw:text-box>
        </draw:frame>
        <draw:frame draw:style-name="gr3" draw:text-style-name="P1" draw:layer="layout" svg:width="3.114cm" svg:height="1.673cm" svg:x="5.751cm" svg:y="8.301cm">
          <draw:text-box>
            <text:p text:style-name="P1">keyboard</text:p>
            <text:p text:style-name="P1">mouse</text:p>
          </draw:text-box>
        </draw:frame>
        <draw:frame draw:style-name="gr3" draw:text-style-name="P1" draw:layer="layout" svg:width="2.902cm" svg:height="1.673cm" svg:x="2.551cm" svg:y="6.101cm">
          <draw:text-box>
            <text:p text:style-name="P1">screen</text:p>
            <text:p text:style-name="P1">cont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LangeStriche" draw:style="rect" draw:dots1="1" draw:dots1-length="400%" draw:dots2="1" draw:dots2-length="400%" draw:distance="4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.5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21:52:07.598655000</meta:creation-date>
    <dc:date>2015-12-13T21:57:46.896637000</dc:date>
    <meta:editing-duration>PT1H11M18S</meta:editing-duration>
    <meta:editing-cycles>21</meta:editing-cycles>
    <meta:generator>LibreOffice/4.1.2.3$MacOSX_x86 LibreOffice_project/40b2d7fde7e8d2d7bc5a449dc65df4d08a7dd38</meta:generator>
    <meta:document-statistic meta:object-count="16"/>
  </office:meta>
</office:document-meta>
</file>